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3.5cm"/>
    </style:style>
    <style:style style:name="co2" style:family="table-column">
      <style:table-column-properties fo:break-before="auto" style:column-width="3.193cm"/>
    </style:style>
    <style:style style:name="co3" style:family="table-column">
      <style:table-column-properties fo:break-before="auto" style:column-width="1.205cm"/>
    </style:style>
    <style:style style:name="co4" style:family="table-column">
      <style:table-column-properties fo:break-before="auto" style:column-width="2.297cm"/>
    </style:style>
    <style:style style:name="co5" style:family="table-column">
      <style:table-column-properties fo:break-before="auto" style:column-width="5.433cm"/>
    </style:style>
    <style:style style:name="co6" style:family="table-column">
      <style:table-column-properties fo:break-before="auto" style:column-width="2.028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fo:language="en" fo:country="US"/>
    </style:style>
    <style:style style:name="ce3" style:family="table-cell" style:parent-style-name="Default">
      <style:text-properties fo:language="en" fo:country="US"/>
      <style:map style:condition="is-true-formula([Sheet1.$J35]&gt;COLUMN([Sheet1.E35])-3)" style:apply-style-name="Excel_5f_CondFormat_5f_1_5f_1_5f_1" style:base-cell-address="Sheet1.E35"/>
    </style:style>
    <style:style style:name="ce4" style:family="table-cell" style:parent-style-name="Default">
      <style:text-properties fo:language="en" fo:country="US"/>
      <style:map style:condition="is-true-formula([Sheet1.$J63]&gt;COLUMN([Sheet1.E66])-3)" style:apply-style-name="Excel_5f_CondFormat_5f_1_5f_2_5f_1" style:base-cell-address="Sheet1.E66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7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7" table:default-cell-style-name="ce2"/>
        <table:table-column table:style-name="co4" table:default-cell-style-name="ce6"/>
        <table:table-column table:style-name="co5" table:default-cell-style-name="ce2"/>
        <table:table-column table:style-name="co6" table:number-columns-repeated="245" table:default-cell-style-name="ce2"/>
        <table:table-row table:style-name="ro1">
          <table:table-cell table:style-name="ce1" office:value-type="string">
            <text:p>Expected</text:p>
          </table:table-cell>
          <table:table-cell table:style-name="ce1" office:value-type="string">
            <text:p>Actual</text:p>
          </table:table-cell>
          <table:table-cell table:style-name="ce1" office:value-type="string">
            <text:p>Inputs</text:p>
          </table:table-cell>
          <table:table-cell table:style-name="ce1" table:number-columns-repeated="6"/>
          <table:table-cell table:style-name="ce5" office:value-type="string">
            <text:p># of Inputs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Highlight</text:p>
          </table:table-cell>
          <table:table-cell table:style-name="ce7" office:value-type="string">
            <text:p>Excel says</text:p>
          </table:table-cell>
          <table:table-cell table:style-name="ce1" table:number-columns-repeated="243"/>
        </table:table-row>
        <table:table-row table:style-name="ro2">
          <table:table-cell office:value-type="string">
            <text:p>!NUM:NA</text:p>
          </table:table-cell>
          <table:table-cell table:formula="oooc:=MATCH([.C2];[.D2:.F2];1)" office:value-type="float" office:value="0">
            <text:p>#N/A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500">
            <text:p>500</text:p>
          </table:table-cell>
          <table:table-cell table:style-name="ce3" table:number-columns-repeated="3"/>
          <table:table-cell office:value-type="float" office:value="4">
            <text:p>4</text:p>
          </table:table-cell>
          <table:table-cell office:value-type="string">
            <text:p>MATCH (ascending)</text:p>
          </table:table-cell>
          <table:table-cell office:value-type="string">
            <text:p>MATCH 1.0</text:p>
          </table:table-cell>
          <table:table-cell office:value-type="string">
            <text:p>#N/A</text:p>
          </table:table-cell>
          <table:table-cell table:number-columns-repeated="243"/>
        </table:table-row>
        <table:table-row table:style-name="ro2">
          <table:table-cell office:value-type="float" office:value="1">
            <text:p>1</text:p>
          </table:table-cell>
          <table:table-cell table:formula="oooc:=MATCH([.C3];[.D3:.F3];1)" office:value-type="float" office:value="1">
            <text:p>1</text:p>
          </table:table-cell>
          <table:table-cell table:number-columns-repeated="2" table:style-name="ce3" office:value-type="float" office:value="100">
            <text:p>100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500">
            <text:p>500</text:p>
          </table:table-cell>
          <table:table-cell table:style-name="ce3"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MATCH([.C4];[.D4:.F4];1)" office:value-type="float" office:value="1">
            <text:p>1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500">
            <text:p>500</text:p>
          </table:table-cell>
          <table:table-cell table:style-name="ce3"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MATCH([.C5];[.D5:.F5];1)" office:value-type="float" office:value="1">
            <text:p>1</text:p>
          </table:table-cell>
          <table:table-cell table:style-name="ce3" office:value-type="float" office:value="199">
            <text:p>199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500">
            <text:p>500</text:p>
          </table:table-cell>
          <table:table-cell table:style-name="ce3"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2">
            <text:p>2</text:p>
          </table:table-cell>
          <table:table-cell table:formula="oooc:=MATCH([.C6];[.D6:.F6];1)" office:value-type="float" office:value="2">
            <text:p>2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500">
            <text:p>500</text:p>
          </table:table-cell>
          <table:table-cell table:style-name="ce3"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2">
            <text:p>2</text:p>
          </table:table-cell>
          <table:table-cell table:formula="oooc:=MATCH([.C7];[.D7:.F7];1)" office:value-type="float" office:value="2">
            <text:p>2</text:p>
          </table:table-cell>
          <table:table-cell table:style-name="ce3" office:value-type="float" office:value="201">
            <text:p>201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500">
            <text:p>500</text:p>
          </table:table-cell>
          <table:table-cell table:style-name="ce3"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3">
            <text:p>3</text:p>
          </table:table-cell>
          <table:table-cell table:formula="oooc:=MATCH([.C8];[.D8:.F8];1)" office:value-type="float" office:value="3">
            <text:p>3</text:p>
          </table:table-cell>
          <table:table-cell table:style-name="ce3" office:value-type="float" office:value="500">
            <text:p>500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500">
            <text:p>500</text:p>
          </table:table-cell>
          <table:table-cell table:style-name="ce3"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3">
            <text:p>3</text:p>
          </table:table-cell>
          <table:table-cell table:formula="oooc:=MATCH([.C9];[.D9:.F9];1)" office:value-type="float" office:value="3">
            <text:p>3</text:p>
          </table:table-cell>
          <table:table-cell table:style-name="ce3" office:value-type="float" office:value="501">
            <text:p>501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500">
            <text:p>500</text:p>
          </table:table-cell>
          <table:table-cell table:style-name="ce3"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2">
            <text:p>2</text:p>
          </table:table-cell>
          <table:table-cell table:formula="oooc:=MATCH([.C10];[.D10:.F10])" office:value-type="float" office:value="2">
            <text:p>2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30">
            <text:p>30</text:p>
          </table:table-cell>
          <table:table-cell table:style-name="ce3"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MATCH([.C11];[.D11:.F11])" office:value-type="float" office:value="1">
            <text:p>1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30">
            <text:p>30</text:p>
          </table:table-cell>
          <table:table-cell table:style-name="ce3" table:number-columns-repeated="3"/>
          <table:table-cell office:value-type="float" office:value="4">
            <text:p>4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3" table:number-columns-repeated="7"/>
          <table:table-cell table:number-columns-repeated="247"/>
        </table:table-row>
        <table:table-row table:style-name="ro2">
          <table:table-cell office:value-type="float" office:value="3">
            <text:p>3</text:p>
          </table:table-cell>
          <table:table-cell table:formula="oooc:=MATCH([.C13];[.D13:.F13];-1)" office:value-type="float" office:value="3">
            <text:p>3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500">
            <text:p>500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100">
            <text:p>100</text:p>
          </table:table-cell>
          <table:table-cell table:style-name="ce3" table:number-columns-repeated="3"/>
          <table:table-cell office:value-type="float" office:value="4">
            <text:p>4</text:p>
          </table:table-cell>
          <table:table-cell office:value-type="string">
            <text:p>MATCH (descending)</text:p>
          </table:table-cell>
          <table:table-cell office:value-type="string">
            <text:p>MATCH -1.0</text:p>
          </table:table-cell>
          <table:table-cell table:number-columns-repeated="244"/>
        </table:table-row>
        <table:table-row table:style-name="ro2">
          <table:table-cell office:value-type="float" office:value="3">
            <text:p>3</text:p>
          </table:table-cell>
          <table:table-cell table:formula="oooc:=MATCH([.C14];[.D14:.F14];-1)" office:value-type="float" office:value="3">
            <text:p>3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500">
            <text:p>500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100">
            <text:p>100</text:p>
          </table:table-cell>
          <table:table-cell table:style-name="ce3"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2">
            <text:p>2</text:p>
          </table:table-cell>
          <table:table-cell table:formula="oooc:=MATCH([.C15];[.D15:.F15];-1)" office:value-type="float" office:value="2">
            <text:p>2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500">
            <text:p>500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100">
            <text:p>100</text:p>
          </table:table-cell>
          <table:table-cell table:style-name="ce3"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2">
            <text:p>2</text:p>
          </table:table-cell>
          <table:table-cell table:formula="oooc:=MATCH([.C16];[.D16:.F16];-1)" office:value-type="float" office:value="2">
            <text:p>2</text:p>
          </table:table-cell>
          <table:table-cell table:style-name="ce3" office:value-type="float" office:value="199">
            <text:p>199</text:p>
          </table:table-cell>
          <table:table-cell table:style-name="ce3" office:value-type="float" office:value="500">
            <text:p>500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100">
            <text:p>100</text:p>
          </table:table-cell>
          <table:table-cell table:style-name="ce3"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2">
            <text:p>2</text:p>
          </table:table-cell>
          <table:table-cell table:formula="oooc:=MATCH([.C17];[.D17:.F17];-1)" office:value-type="float" office:value="2">
            <text:p>2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500">
            <text:p>500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100">
            <text:p>100</text:p>
          </table:table-cell>
          <table:table-cell table:style-name="ce3"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MATCH([.C18];[.D18:.F18];-1)" office:value-type="float" office:value="1">
            <text:p>1</text:p>
          </table:table-cell>
          <table:table-cell table:style-name="ce3" office:value-type="float" office:value="201">
            <text:p>201</text:p>
          </table:table-cell>
          <table:table-cell table:style-name="ce3" office:value-type="float" office:value="500">
            <text:p>500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100">
            <text:p>100</text:p>
          </table:table-cell>
          <table:table-cell table:style-name="ce3"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MATCH([.C19];[.D19:.F19];-1)" office:value-type="float" office:value="1">
            <text:p>1</text:p>
          </table:table-cell>
          <table:table-cell table:number-columns-repeated="2" table:style-name="ce3" office:value-type="float" office:value="500">
            <text:p>500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100">
            <text:p>100</text:p>
          </table:table-cell>
          <table:table-cell table:style-name="ce3"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string">
            <text:p>!NUM:NA</text:p>
          </table:table-cell>
          <table:table-cell table:formula="oooc:=MATCH([.C20];[.D20:.F20];-1)" office:value-type="float" office:value="0">
            <text:p>#N/A</text:p>
          </table:table-cell>
          <table:table-cell table:style-name="ce3" office:value-type="float" office:value="501">
            <text:p>501</text:p>
          </table:table-cell>
          <table:table-cell table:style-name="ce3" office:value-type="float" office:value="500">
            <text:p>500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100">
            <text:p>100</text:p>
          </table:table-cell>
          <table:table-cell table:style-name="ce3"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/A</text:p>
          </table:table-cell>
          <table:table-cell table:number-columns-repeated="243"/>
        </table:table-row>
        <table:table-row table:style-name="ro2">
          <table:table-cell office:value-type="float" office:value="1">
            <text:p>1</text:p>
          </table:table-cell>
          <table:table-cell table:formula="oooc:=MATCH([.C21];[.D21:.F21];-1)" office:value-type="float" office:value="1">
            <text:p>1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">
            <text:p>10</text:p>
          </table:table-cell>
          <table:table-cell table:style-name="ce3"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2">
            <text:p>2</text:p>
          </table:table-cell>
          <table:table-cell table:formula="oooc:=MATCH([.C22];[.D22:.F22];-1)" office:value-type="float" office:value="2">
            <text:p>2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">
            <text:p>10</text:p>
          </table:table-cell>
          <table:table-cell table:style-name="ce3" table:number-columns-repeated="3"/>
          <table:table-cell office:value-type="float" office:value="4">
            <text:p>4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3" table:number-columns-repeated="7"/>
          <table:table-cell table:number-columns-repeated="247"/>
        </table:table-row>
        <table:table-row table:style-name="ro2">
          <table:table-cell office:value-type="string">
            <text:p>!NUM:NA</text:p>
          </table:table-cell>
          <table:table-cell table:formula="oooc:=MATCH([.C24];[.D24:.F24];0)" office:value-type="float" office:value="0">
            <text:p>#N/A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500">
            <text:p>500</text:p>
          </table:table-cell>
          <table:table-cell table:style-name="ce3" table:number-columns-repeated="3"/>
          <table:table-cell office:value-type="float" office:value="4">
            <text:p>4</text:p>
          </table:table-cell>
          <table:table-cell office:value-type="string">
            <text:p>MATCH (equality)</text:p>
          </table:table-cell>
          <table:table-cell office:value-type="string">
            <text:p>MATCH 0.0</text:p>
          </table:table-cell>
          <table:table-cell office:value-type="string">
            <text:p>#N/A</text:p>
          </table:table-cell>
          <table:table-cell table:number-columns-repeated="243"/>
        </table:table-row>
        <table:table-row table:style-name="ro2">
          <table:table-cell office:value-type="float" office:value="1">
            <text:p>1</text:p>
          </table:table-cell>
          <table:table-cell table:formula="oooc:=MATCH([.C25];[.D25:.F25];0)" office:value-type="float" office:value="1">
            <text:p>1</text:p>
          </table:table-cell>
          <table:table-cell table:number-columns-repeated="2" table:style-name="ce3" office:value-type="float" office:value="100">
            <text:p>100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500">
            <text:p>500</text:p>
          </table:table-cell>
          <table:table-cell table:style-name="ce3"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string">
            <text:p>!NUM:NA</text:p>
          </table:table-cell>
          <table:table-cell table:formula="oooc:=MATCH([.C26];[.D26:.F26];0)" office:value-type="float" office:value="0">
            <text:p>#N/A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500">
            <text:p>500</text:p>
          </table:table-cell>
          <table:table-cell table:style-name="ce3"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/A</text:p>
          </table:table-cell>
          <table:table-cell table:number-columns-repeated="243"/>
        </table:table-row>
        <table:table-row table:style-name="ro2">
          <table:table-cell office:value-type="string">
            <text:p>!NUM:NA</text:p>
          </table:table-cell>
          <table:table-cell table:formula="oooc:=MATCH([.C27];[.D27:.F27];0)" office:value-type="float" office:value="0">
            <text:p>#N/A</text:p>
          </table:table-cell>
          <table:table-cell table:style-name="ce3" office:value-type="float" office:value="199">
            <text:p>199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500">
            <text:p>500</text:p>
          </table:table-cell>
          <table:table-cell table:style-name="ce3"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/A</text:p>
          </table:table-cell>
          <table:table-cell table:number-columns-repeated="243"/>
        </table:table-row>
        <table:table-row table:style-name="ro2">
          <table:table-cell office:value-type="float" office:value="2">
            <text:p>2</text:p>
          </table:table-cell>
          <table:table-cell table:formula="oooc:=MATCH([.C28];[.D28:.F28];0)" office:value-type="float" office:value="2">
            <text:p>2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500">
            <text:p>500</text:p>
          </table:table-cell>
          <table:table-cell table:style-name="ce3"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string">
            <text:p>!NUM:NA</text:p>
          </table:table-cell>
          <table:table-cell table:formula="oooc:=MATCH([.C29];[.D29:.F29];0)" office:value-type="float" office:value="0">
            <text:p>#N/A</text:p>
          </table:table-cell>
          <table:table-cell table:style-name="ce3" office:value-type="float" office:value="201">
            <text:p>201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500">
            <text:p>500</text:p>
          </table:table-cell>
          <table:table-cell table:style-name="ce3"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/A</text:p>
          </table:table-cell>
          <table:table-cell table:number-columns-repeated="243"/>
        </table:table-row>
        <table:table-row table:style-name="ro2">
          <table:table-cell office:value-type="float" office:value="3">
            <text:p>3</text:p>
          </table:table-cell>
          <table:table-cell table:formula="oooc:=MATCH([.C30];[.D30:.F30];0)" office:value-type="float" office:value="3">
            <text:p>3</text:p>
          </table:table-cell>
          <table:table-cell table:style-name="ce3" office:value-type="float" office:value="500">
            <text:p>500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500">
            <text:p>500</text:p>
          </table:table-cell>
          <table:table-cell table:style-name="ce3"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string">
            <text:p>!NUM:NA</text:p>
          </table:table-cell>
          <table:table-cell table:formula="oooc:=MATCH([.C31];[.D31:.F31];0)" office:value-type="float" office:value="0">
            <text:p>#N/A</text:p>
          </table:table-cell>
          <table:table-cell table:style-name="ce3" office:value-type="float" office:value="501">
            <text:p>501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500">
            <text:p>500</text:p>
          </table:table-cell>
          <table:table-cell table:style-name="ce3"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/A</text:p>
          </table:table-cell>
          <table:table-cell table:number-columns-repeated="243"/>
        </table:table-row>
        <table:table-row table:style-name="ro2">
          <table:table-cell office:value-type="string">
            <text:p>!NUM:NA</text:p>
          </table:table-cell>
          <table:table-cell table:formula="oooc:=MATCH([.C32];[.D32:.F32];0)" office:value-type="float" office:value="0">
            <text:p>#N/A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30">
            <text:p>30</text:p>
          </table:table-cell>
          <table:table-cell table:style-name="ce3"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/A</text:p>
          </table:table-cell>
          <table:table-cell table:number-columns-repeated="243"/>
        </table:table-row>
        <table:table-row table:style-name="ro2">
          <table:table-cell office:value-type="float" office:value="2">
            <text:p>2</text:p>
          </table:table-cell>
          <table:table-cell table:formula="oooc:=MATCH([.C33];[.D33:.F33];0)"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30">
            <text:p>30</text:p>
          </table:table-cell>
          <table:table-cell table:style-name="ce3" table:number-columns-repeated="3"/>
          <table:table-cell office:value-type="float" office:value="4">
            <text:p>4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2">
          <table:table-cell office:value-type="float" office:value="2">
            <text:p>2</text:p>
          </table:table-cell>
          <table:table-cell table:formula="oooc:=MATCH([.C34];[.D34:.F34];0)"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">
            <text:p>10</text:p>
          </table:table-cell>
          <table:table-cell table:style-name="ce3" table:number-columns-repeated="3"/>
          <table:table-cell office:value-type="float" office:value="4">
            <text:p>4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 table:number-rows-repeated="2">
          <table:table-cell table:number-columns-repeated="2"/>
          <table:table-cell table:style-name="ce3" table:number-columns-repeated="7"/>
          <table:table-cell table:number-columns-repeated="247"/>
        </table:table-row>
        <table:table-row table:style-name="ro2">
          <table:table-cell office:value-type="float" office:value="6">
            <text:p>6</text:p>
          </table:table-cell>
          <table:table-cell table:formula="oooc:=INDEX([.C37:.E37];2)" office:value-type="float" office:value="0">
            <text:p>Err:50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table:number-columns-repeated="4"/>
          <table:table-cell office:value-type="float" office:value="3">
            <text:p>3</text:p>
          </table:table-cell>
          <table:table-cell office:value-type="string">
            <text:p>INDEX (1-dim)</text:p>
          </table:table-cell>
          <table:table-cell office:value-type="string">
            <text:p>INDEX</text:p>
          </table:table-cell>
          <table:table-cell table:number-columns-repeated="244"/>
        </table:table-row>
        <table:table-row table:style-name="ro2">
          <table:table-cell office:value-type="float" office:value="9">
            <text:p>9</text:p>
          </table:table-cell>
          <table:table-cell table:formula="oooc:=INDEX([.C38:.E38];2)" office:value-type="float" office:value="0">
            <text:p>Err:504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table:number-columns-repeated="4"/>
          <table:table-cell office:value-type="float" office:value="3">
            <text:p>3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3" table:number-columns-repeated="7"/>
          <table:table-cell table:number-columns-repeated="247"/>
        </table:table-row>
        <table:table-row table:style-name="ro2">
          <table:table-cell office:value-type="float" office:value="5">
            <text:p>5</text:p>
          </table:table-cell>
          <table:table-cell table:formula="oooc:=INDEX([.D40:.F40];[.C40])" office:value-type="float" office:value="0">
            <text:p>Err:50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8">
            <text:p>8</text:p>
          </table:table-cell>
          <table:table-cell table:formula="oooc:=INDEX([.D41:.F41];[.C41])" office:value-type="float" office:value="0">
            <text:p>Err:50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6">
            <text:p>6</text:p>
          </table:table-cell>
          <table:table-cell table:formula="oooc:=INDEX([.D42:.F42];[.C42])" office:value-type="float" office:value="0">
            <text:p>#VALUE!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INDEX([.D43:.F43];[.C43])" office:value-type="float" office:value="0">
            <text:p>#VALUE!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VALUE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INDEX([.D44:.F44];[.C44])" office:value-type="float" office:value="0">
            <text:p>Err:50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REF!</text:p>
          </table:table-cell>
          <table:table-cell table:number-columns-repeated="243"/>
        </table:table-row>
        <table:table-row table:style-name="ro3">
          <table:table-cell table:number-columns-repeated="2"/>
          <table:table-cell table:style-name="ce3" table:number-columns-repeated="7"/>
          <table:table-cell table:number-columns-repeated="247"/>
        </table:table-row>
        <table:table-row table:style-name="ro2">
          <table:table-cell office:value-type="float" office:value="0">
            <text:p>0</text:p>
          </table:table-cell>
          <table:table-cell table:formula="oooc:=INDEX([.D46:.F46];[.C46])" office:value-type="float" office:value="0">
            <text:p>Err:504</text:p>
          </table:table-cell>
          <table:table-cell table:style-name="ce3" office:value-type="float" office:value="2">
            <text:p>2</text:p>
          </table:table-cell>
          <table:table-cell table:style-name="ce3" table:number-columns-repeated="6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5">
            <text:p>5</text:p>
          </table:table-cell>
          <table:table-cell table:formula="oooc:=INDEX([.D47:.F47];[.C47])" office:value-type="float" office:value="0">
            <text:p>Err:504</text:p>
          </table:table-cell>
          <table:table-cell table:style-name="ce3" office:value-type="float" office:value="2">
            <text:p>2</text:p>
          </table:table-cell>
          <table:table-cell table:style-name="ce3"/>
          <table:table-cell table:style-name="ce3" office:value-type="float" office:value="5">
            <text:p>5</text:p>
          </table:table-cell>
          <table:table-cell table:style-name="ce3" table:number-columns-repeated="4"/>
          <table:table-cell office:value-type="float" office:value="4">
            <text:p>4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3" table:number-columns-repeated="7"/>
          <table:table-cell table:number-columns-repeated="247"/>
        </table:table-row>
        <table:table-row table:style-name="ro2">
          <table:table-cell office:value-type="float" office:value="9">
            <text:p>9</text:p>
          </table:table-cell>
          <table:table-cell table:formula="oooc:=INDEX([.C49:.E50];2;2)" office:value-type="float" office:value="9">
            <text:p>9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table:number-columns-repeated="4"/>
          <table:table-cell office:value-type="float" office:value="3">
            <text:p>3</text:p>
          </table:table-cell>
          <table:table-cell office:value-type="string">
            <text:p>INDEX (2-dim)</text:p>
          </table:table-cell>
          <table:table-cell table:number-columns-repeated="245"/>
        </table:table-row>
        <table:table-row table:style-name="ro2">
          <table:table-cell office:value-type="float" office:value="9">
            <text:p>9</text:p>
          </table:table-cell>
          <table:table-cell table:formula="oooc:=INDEX([.C50:.E50];1;2)" office:value-type="float" office:value="9">
            <text:p>9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table:number-columns-repeated="4"/>
          <table:table-cell office:value-type="float" office:value="3">
            <text:p>3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3" table:number-columns-repeated="7"/>
          <table:table-cell table:number-columns-repeated="247"/>
        </table:table-row>
        <table:table-row table:style-name="ro2">
          <table:table-cell office:value-type="float" office:value="11">
            <text:p>11</text:p>
          </table:table-cell>
          <table:table-cell table:formula="oooc:=INDEX([.F$52:.G$53];[.C52];[.D52])" office:value-type="float" office:value="11">
            <text:p>11</text:p>
          </table:table-cell>
          <table:table-cell table:number-columns-repeated="2" table:style-name="ce3" office:value-type="float" office:value="1">
            <text:p>1</text:p>
          </table:table-cell>
          <table:table-cell/>
          <table:table-cell table:style-name="ce3" office:value-type="float" office:value="11">
            <text:p>11</text:p>
          </table:table-cell>
          <table:table-cell table:style-name="ce3" office:value-type="float" office:value="13">
            <text:p>13</text:p>
          </table:table-cell>
          <table:table-cell table:style-name="ce3" table:number-columns-repeated="2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3">
            <text:p>13</text:p>
          </table:table-cell>
          <table:table-cell table:formula="oooc:=INDEX([.F$52:.G$53];[.C53];[.D53])" office:value-type="float" office:value="13">
            <text:p>1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/>
          <table:table-cell table:style-name="ce3" office:value-type="float" office:value="12">
            <text:p>12</text:p>
          </table:table-cell>
          <table:table-cell table:style-name="ce3" office:value-type="float" office:value="14">
            <text:p>14</text:p>
          </table:table-cell>
          <table:table-cell table:style-name="ce3" table:number-columns-repeated="2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2">
            <text:p>12</text:p>
          </table:table-cell>
          <table:table-cell table:formula="oooc:=INDEX([.F$52:.G$53];[.C54];[.D54])" office:value-type="float" office:value="12">
            <text:p>1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4">
            <text:p>14</text:p>
          </table:table-cell>
          <table:table-cell table:formula="oooc:=INDEX([.F$52:.G$53];[.C55];[.D55])" office:value-type="float" office:value="14">
            <text:p>14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3" table:number-columns-repeated="7"/>
          <table:table-cell table:number-columns-repeated="247"/>
        </table:table-row>
        <table:table-row table:style-name="ro2">
          <table:table-cell office:value-type="float" office:value="11">
            <text:p>11</text:p>
          </table:table-cell>
          <table:table-cell table:formula="oooc:=INDEX([.C57:.D58];1;1)" office:value-type="float" office:value="11">
            <text:p>11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3">
            <text:p>13</text:p>
          </table:table-cell>
          <table:table-cell table:style-name="ce3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2">
            <text:p>12</text:p>
          </table:table-cell>
          <table:table-cell table:formula="oooc:=INDEX([.C58:.D58];1;1)" office:value-type="float" office:value="12">
            <text:p>12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4">
            <text:p>14</text:p>
          </table:table-cell>
          <table:table-cell table:style-name="ce3" table:number-columns-repeated="5"/>
          <table:table-cell office:value-type="float" office:value="2">
            <text:p>2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3" table:number-columns-repeated="7"/>
          <table:table-cell table:number-columns-repeated="247"/>
        </table:table-row>
        <table:table-row table:style-name="ro2">
          <table:table-cell office:value-type="float" office:value="11">
            <text:p>11</text:p>
          </table:table-cell>
          <table:table-cell table:formula="oooc:=INDEX([.F$60:.G$61];[.C60];[.D60])" office:value-type="float" office:value="11">
            <text:p>11</text:p>
          </table:table-cell>
          <table:table-cell table:number-columns-repeated="2" table:style-name="ce3" office:value-type="float" office:value="1">
            <text:p>1</text:p>
          </table:table-cell>
          <table:table-cell/>
          <table:table-cell table:style-name="ce3" office:value-type="float" office:value="11">
            <text:p>11</text:p>
          </table:table-cell>
          <table:table-cell table:style-name="ce3" office:value-type="float" office:value="13">
            <text:p>13</text:p>
          </table:table-cell>
          <table:table-cell table:style-name="ce3" table:number-columns-repeated="2"/>
          <table:table-cell office:value-type="float" office:value="5">
            <text:p>5</text:p>
          </table:table-cell>
          <table:table-cell table:number-columns-repeated="246"/>
        </table:table-row>
        <table:table-row table:style-name="ro2">
          <table:table-cell office:value-type="float" office:value="14">
            <text:p>14</text:p>
          </table:table-cell>
          <table:table-cell table:formula="oooc:=INDEX([.F$61:.G$61];[.C61];[.D61])" office:value-type="float" office:value="14">
            <text:p>1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/>
          <table:table-cell table:style-name="ce3" office:value-type="float" office:value="12">
            <text:p>12</text:p>
          </table:table-cell>
          <table:table-cell table:style-name="ce3" office:value-type="float" office:value="14">
            <text:p>14</text:p>
          </table:table-cell>
          <table:table-cell table:style-name="ce3" table:number-columns-repeated="2"/>
          <table:table-cell office:value-type="float" office:value="5">
            <text:p>5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3" table:number-columns-repeated="7"/>
          <table:table-cell table:number-columns-repeated="247"/>
        </table:table-row>
        <table:table-row table:style-name="ro3">
          <table:table-cell table:number-columns-repeated="2"/>
          <table:table-cell table:style-name="ce3"/>
          <table:table-cell table:number-columns-repeated="3"/>
          <table:table-cell table:style-name="ce3" table:number-columns-repeated="3"/>
          <table:table-cell table:number-columns-repeated="247"/>
        </table:table-row>
        <table:table-row table:style-name="ro2">
          <table:table-cell office:value-type="string">
            <text:p>!NUM:FE</text:p>
          </table:table-cell>
          <table:table-cell table:formula="oooc:=INDEX([.E$66:.F$67];[.C64];1)" office:value-type="float" office:value="0">
            <text:p>Err:504</text:p>
          </table:table-cell>
          <table:table-cell table:style-name="ce3" office:value-type="float" office:value="-1">
            <text:p>-1</text:p>
          </table:table-cell>
          <table:table-cell table:number-columns-repeated="3"/>
          <table:table-cell table:style-name="ce3"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string">
            <text:p>#VALUE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INDEX([.E$66:.F$67];[.C65];1)" office:value-type="float" office:value="0">
            <text:p>#VALUE!</text:p>
          </table:table-cell>
          <table:table-cell table:style-name="ce3" office:value-type="float" office:value="0">
            <text:p>0</text:p>
          </table:table-cell>
          <table:table-cell table:number-columns-repeated="3"/>
          <table:table-cell table:style-name="ce3"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string">
            <text:p>#VALUE!</text:p>
          </table:table-cell>
          <table:table-cell table:number-columns-repeated="243"/>
        </table:table-row>
        <table:table-row table:style-name="ro2">
          <table:table-cell office:value-type="float" office:value="11">
            <text:p>11</text:p>
          </table:table-cell>
          <table:table-cell table:formula="oooc:=INDEX([.E$66:.F$67];[.C66];1)" office:value-type="float" office:value="11">
            <text:p>11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4" office:value-type="float" office:value="11">
            <text:p>11</text:p>
          </table:table-cell>
          <table:table-cell table:style-name="ce4" office:value-type="float" office:value="13">
            <text:p>13</text:p>
          </table:table-cell>
          <table:table-cell table:style-name="ce3" table:number-columns-repeated="3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2">
            <text:p>12</text:p>
          </table:table-cell>
          <table:table-cell table:formula="oooc:=INDEX([.E$66:.F$67];[.C67];1)" office:value-type="float" office:value="12">
            <text:p>12</text:p>
          </table:table-cell>
          <table:table-cell table:style-name="ce3" office:value-type="float" office:value="2">
            <text:p>2</text:p>
          </table:table-cell>
          <table:table-cell table:style-name="ce3"/>
          <table:table-cell table:style-name="ce4" office:value-type="float" office:value="12">
            <text:p>12</text:p>
          </table:table-cell>
          <table:table-cell table:style-name="ce4" office:value-type="float" office:value="14">
            <text:p>14</text:p>
          </table:table-cell>
          <table:table-cell table:style-name="ce3" table:number-columns-repeated="3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INDEX([.E$66:.F$67];[.C68];1)" office:value-type="float" office:value="0">
            <text:p>Err:504</text:p>
          </table:table-cell>
          <table:table-cell table:style-name="ce3" office:value-type="float" office:value="3">
            <text:p>3</text:p>
          </table:table-cell>
          <table:table-cell table:style-name="ce3"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string">
            <text:p>#REF!</text:p>
          </table:table-cell>
          <table:table-cell table:number-columns-repeated="243"/>
        </table:table-row>
        <table:table-row table:style-name="ro3">
          <table:table-cell table:number-columns-repeated="2"/>
          <table:table-cell table:style-name="ce3" table:number-columns-repeated="7"/>
          <table:table-cell table:number-columns-repeated="247"/>
        </table:table-row>
        <table:table-row table:style-name="ro2">
          <table:table-cell office:value-type="string">
            <text:p>one</text:p>
          </table:table-cell>
          <table:table-cell table:formula="oooc:=INDEX([.D70:.E70];[.C70])" office:value-type="float" office:value="0">
            <text:p>#VALUE!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one</text:p>
          </table:table-cell>
          <table:table-cell table:style-name="ce3" office:value-type="string">
            <text:p>two</text:p>
          </table:table-cell>
          <table:table-cell table:style-name="ce3" table:number-columns-repeated="4"/>
          <table:table-cell office:value-type="float" office:value="3">
            <text:p>3</text:p>
          </table:table-cell>
          <table:table-cell office:value-type="string">
            <text:p>INDEX (return string)</text:p>
          </table:table-cell>
          <table:table-cell table:number-columns-repeated="245"/>
        </table:table-row>
        <table:table-row table:style-name="ro2">
          <table:table-cell office:value-type="string">
            <text:p>two</text:p>
          </table:table-cell>
          <table:table-cell table:formula="oooc:=INDEX([.D71:.E71];[.C71])" office:value-type="float" office:value="0">
            <text:p>Err:504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one</text:p>
          </table:table-cell>
          <table:table-cell table:style-name="ce3" office:value-type="string">
            <text:p>two</text:p>
          </table:table-cell>
          <table:table-cell table:style-name="ce3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3" table:number-columns-repeated="7"/>
          <table:table-cell table:number-columns-repeated="247"/>
        </table:table-row>
        <table:table-row table:style-name="ro2">
          <table:table-cell office:value-type="float" office:value="12">
            <text:p>12</text:p>
          </table:table-cell>
          <table:table-cell table:formula="oooc:=LOOKUP([.C73];[.D73:.F73];[.G73:.I73])" office:value-type="float" office:value="12">
            <text:p>12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string">
            <text:p>LOOKUP (vectors horiz.)</text:p>
          </table:table-cell>
          <table:table-cell office:value-type="string">
            <text:p>LOOKUP</text:p>
          </table:table-cell>
          <table:table-cell table:number-columns-repeated="244"/>
        </table:table-row>
        <table:table-row table:style-name="ro2">
          <table:table-cell office:value-type="float" office:value="11">
            <text:p>11</text:p>
          </table:table-cell>
          <table:table-cell table:formula="oooc:=LOOKUP([.C74];[.D74:.F74];[.G74:.I74])" office:value-type="float" office:value="11">
            <text:p>11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2">
          <table:table-cell office:value-type="float" office:value="12">
            <text:p>12</text:p>
          </table:table-cell>
          <table:table-cell table:formula="oooc:=LOOKUP([.C75];[.D75:.F75];[.G75:.I75])" office:value-type="float" office:value="12">
            <text:p>12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2">
          <table:table-cell office:value-type="string">
            <text:p>!NUM:NA</text:p>
          </table:table-cell>
          <table:table-cell table:formula="oooc:=LOOKUP([.C76];[.D76:.F76];[.G76:.I76])" office:value-type="float" office:value="0">
            <text:p>#N/A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string">
            <text:p>...</text:p>
          </table:table-cell>
          <table:table-cell/>
          <table:table-cell office:value-type="string">
            <text:p>#N/A</text:p>
          </table:table-cell>
          <table:table-cell table:number-columns-repeated="243"/>
        </table:table-row>
        <table:table-row table:style-name="ro3">
          <table:table-cell table:number-columns-repeated="2"/>
          <table:table-cell table:style-name="ce3" table:number-columns-repeated="7"/>
          <table:table-cell table:number-columns-repeated="247"/>
        </table:table-row>
        <table:table-row table:style-name="ro2">
          <table:table-cell office:value-type="float" office:value="11">
            <text:p>11</text:p>
          </table:table-cell>
          <table:table-cell table:formula="oooc:=LOOKUP([.C78];[.D$78:.D$80];[.E$78:.E$80])" office:value-type="float" office:value="11">
            <text:p>11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table:number-columns-repeated="4"/>
          <table:table-cell office:value-type="float" office:value="3">
            <text:p>3</text:p>
          </table:table-cell>
          <table:table-cell office:value-type="string">
            <text:p>LOOKUP (vectors vert.)</text:p>
          </table:table-cell>
          <table:table-cell table:number-columns-repeated="245"/>
        </table:table-row>
        <table:table-row table:style-name="ro2">
          <table:table-cell office:value-type="float" office:value="12">
            <text:p>12</text:p>
          </table:table-cell>
          <table:table-cell table:formula="oooc:=LOOKUP([.C79];[.D$78:.D$80];[.E$78:.E$80])" office:value-type="float" office:value="12">
            <text:p>12</text:p>
          </table:table-cell>
          <table:table-cell table:number-columns-repeated="2" table:style-name="ce3" office:value-type="float" office:value="20">
            <text:p>20</text:p>
          </table:table-cell>
          <table:table-cell table:style-name="ce3" office:value-type="float" office:value="12">
            <text:p>12</text:p>
          </table:table-cell>
          <table:table-cell table:style-name="ce3" table:number-columns-repeated="4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2">
            <text:p>12</text:p>
          </table:table-cell>
          <table:table-cell table:formula="oooc:=LOOKUP([.C80];[.D$78:.D$80];[.E$78:.E$80])" office:value-type="float" office:value="12">
            <text:p>12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13">
            <text:p>13</text:p>
          </table:table-cell>
          <table:table-cell table:style-name="ce3" table:number-columns-repeated="4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!NUM:NA</text:p>
          </table:table-cell>
          <table:table-cell table:formula="oooc:=LOOKUP([.C81];[.D$78:.D$80];[.E$78:.E$80])" office:value-type="float" office:value="0">
            <text:p>#N/A</text:p>
          </table:table-cell>
          <table:table-cell table:style-name="ce3" office:value-type="float" office:value="9">
            <text:p>9</text:p>
          </table:table-cell>
          <table:table-cell table:style-name="ce3"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string">
            <text:p>#N/A</text:p>
          </table:table-cell>
          <table:table-cell table:number-columns-repeated="243"/>
        </table:table-row>
        <table:table-row table:style-name="ro3">
          <table:table-cell table:number-columns-repeated="2"/>
          <table:table-cell table:style-name="ce3" table:number-columns-repeated="7"/>
          <table:table-cell table:number-columns-repeated="247"/>
        </table:table-row>
        <table:table-row table:style-name="ro2">
          <table:table-cell office:value-type="float" office:value="22">
            <text:p>22</text:p>
          </table:table-cell>
          <table:table-cell table:formula="oooc:=LOOKUP([.C83];[.D$83:.G$85])" office:value-type="float" office:value="24">
            <text:p>24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40">
            <text:p>40</text:p>
          </table:table-cell>
          <table:table-cell table:style-name="ce3" table:number-columns-repeated="2"/>
          <table:table-cell office:value-type="float" office:value="5">
            <text:p>5</text:p>
          </table:table-cell>
          <table:table-cell office:value-type="string">
            <text:p>LOOKUP (array horiz)</text:p>
          </table:table-cell>
          <table:table-cell table:number-columns-repeated="245"/>
        </table:table-row>
        <table:table-row table:style-name="ro2">
          <table:table-cell office:value-type="float" office:value="23">
            <text:p>23</text:p>
          </table:table-cell>
          <table:table-cell table:formula="oooc:=LOOKUP([.C84];[.D$83:.G$85])" office:value-type="float" office:value="24">
            <text:p>24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table:number-columns-repeated="2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23">
            <text:p>23</text:p>
          </table:table-cell>
          <table:table-cell table:formula="oooc:=LOOKUP([.C85];[.D$83:.G$85])" office:value-type="float" office:value="24">
            <text:p>24</text:p>
          </table:table-cell>
          <table:table-cell table:style-name="ce3" office:value-type="float" office:value="31">
            <text:p>31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table:number-columns-repeated="2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3" table:number-columns-repeated="7"/>
          <table:table-cell table:number-columns-repeated="247"/>
        </table:table-row>
        <table:table-row table:style-name="ro2">
          <table:table-cell office:value-type="float" office:value="21">
            <text:p>21</text:p>
          </table:table-cell>
          <table:table-cell table:formula="oooc:=LOOKUP([.C87];[.D$87:.F$89])" office:value-type="float" office:value="21">
            <text:p>21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21">
            <text:p>21</text:p>
          </table:table-cell>
          <table:table-cell table:style-name="ce3" table:number-columns-repeated="3"/>
          <table:table-cell office:value-type="float" office:value="4">
            <text:p>4</text:p>
          </table:table-cell>
          <table:table-cell office:value-type="string">
            <text:p>LOOKUP (array square)</text:p>
          </table:table-cell>
          <table:table-cell table:number-columns-repeated="245"/>
        </table:table-row>
        <table:table-row table:style-name="ro2">
          <table:table-cell office:value-type="float" office:value="22">
            <text:p>22</text:p>
          </table:table-cell>
          <table:table-cell table:formula="oooc:=LOOKUP([.C88];[.D$87:.F$89])" office:value-type="float" office:value="22">
            <text:p>22</text:p>
          </table:table-cell>
          <table:table-cell table:number-columns-repeated="2" table:style-name="ce3" office:value-type="float" office:value="20">
            <text:p>20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22">
            <text:p>22</text:p>
          </table:table-cell>
          <table:table-cell table:style-name="ce3" table:number-columns-repeated="3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22">
            <text:p>22</text:p>
          </table:table-cell>
          <table:table-cell table:formula="oooc:=LOOKUP([.C89];[.D$87:.F$89])" office:value-type="float" office:value="22">
            <text:p>22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23">
            <text:p>23</text:p>
          </table:table-cell>
          <table:table-cell table:style-name="ce3" table:number-columns-repeated="3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3" table:number-columns-repeated="7"/>
          <table:table-cell table:number-columns-repeated="247"/>
        </table:table-row>
        <table:table-row table:style-name="ro2">
          <table:table-cell office:value-type="float" office:value="21">
            <text:p>21</text:p>
          </table:table-cell>
          <table:table-cell table:formula="oooc:=LOOKUP([.C91];[.D$91:.F$94])" office:value-type="float" office:value="21">
            <text:p>21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21">
            <text:p>21</text:p>
          </table:table-cell>
          <table:table-cell table:style-name="ce3" table:number-columns-repeated="3"/>
          <table:table-cell office:value-type="float" office:value="4">
            <text:p>4</text:p>
          </table:table-cell>
          <table:table-cell office:value-type="string">
            <text:p>LOOKUP (array vert)</text:p>
          </table:table-cell>
          <table:table-cell table:number-columns-repeated="245"/>
        </table:table-row>
        <table:table-row table:style-name="ro2">
          <table:table-cell office:value-type="float" office:value="22">
            <text:p>22</text:p>
          </table:table-cell>
          <table:table-cell table:formula="oooc:=LOOKUP([.C92];[.D$91:.F$94])" office:value-type="float" office:value="22">
            <text:p>22</text:p>
          </table:table-cell>
          <table:table-cell table:number-columns-repeated="2" table:style-name="ce3" office:value-type="float" office:value="20">
            <text:p>20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22">
            <text:p>22</text:p>
          </table:table-cell>
          <table:table-cell table:style-name="ce3" table:number-columns-repeated="3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22">
            <text:p>22</text:p>
          </table:table-cell>
          <table:table-cell table:formula="oooc:=LOOKUP([.C93];[.D$91:.F$94])" office:value-type="float" office:value="22">
            <text:p>22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23">
            <text:p>23</text:p>
          </table:table-cell>
          <table:table-cell table:style-name="ce3" table:number-columns-repeated="3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23">
            <text:p>23</text:p>
          </table:table-cell>
          <table:table-cell table:formula="oooc:=LOOKUP([.C94];[.D$91:.F$94])" office:value-type="float" office:value="23">
            <text:p>23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24">
            <text:p>24</text:p>
          </table:table-cell>
          <table:table-cell table:style-name="ce3" table:number-columns-repeated="3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3" table:number-columns-repeated="7"/>
          <table:table-cell table:number-columns-repeated="247"/>
        </table:table-row>
        <table:table-row table:style-name="ro2">
          <table:table-cell office:value-type="float" office:value="22">
            <text:p>22</text:p>
          </table:table-cell>
          <table:table-cell table:formula="oooc:=HLOOKUP([.C96];[.D$96:.G$98];3)" office:value-type="float" office:value="22">
            <text:p>22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40">
            <text:p>40</text:p>
          </table:table-cell>
          <table:table-cell table:style-name="ce3" table:number-columns-repeated="2"/>
          <table:table-cell office:value-type="float" office:value="5">
            <text:p>5</text:p>
          </table:table-cell>
          <table:table-cell table:number-columns-repeated="2" office:value-type="string">
            <text:p>HLOOKUP</text:p>
          </table:table-cell>
          <table:table-cell table:number-columns-repeated="244"/>
        </table:table-row>
        <table:table-row table:style-name="ro2">
          <table:table-cell office:value-type="float" office:value="23">
            <text:p>23</text:p>
          </table:table-cell>
          <table:table-cell table:formula="oooc:=HLOOKUP([.C97];[.D$96:.G$98];3)" office:value-type="float" office:value="23">
            <text:p>23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table:number-columns-repeated="2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23">
            <text:p>23</text:p>
          </table:table-cell>
          <table:table-cell table:formula="oooc:=HLOOKUP([.C98];[.D$96:.G$98];3)" office:value-type="float" office:value="23">
            <text:p>23</text:p>
          </table:table-cell>
          <table:table-cell table:style-name="ce3" office:value-type="float" office:value="31">
            <text:p>31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table:number-columns-repeated="2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20">
            <text:p>20</text:p>
          </table:table-cell>
          <table:table-cell table:formula="oooc:=HLOOKUP([.C99];[.D$96:.G$98];[.D99])" office:value-type="float" office:value="20">
            <text:p>20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1">
            <text:p>1</text:p>
          </table:table-cell>
          <table:table-cell table:style-name="ce3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3">
            <text:p>13</text:p>
          </table:table-cell>
          <table:table-cell table:formula="oooc:=HLOOKUP([.C100];[.D$96:.G$98];[.D100])" office:value-type="float" office:value="13">
            <text:p>13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2">
            <text:p>2</text:p>
          </table:table-cell>
          <table:table-cell table:style-name="ce3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23">
            <text:p>23</text:p>
          </table:table-cell>
          <table:table-cell table:formula="oooc:=HLOOKUP([.C101];[.D$96:.G$98];[.D101])" office:value-type="float" office:value="23">
            <text:p>23</text:p>
          </table:table-cell>
          <table:table-cell table:style-name="ce3" office:value-type="float" office:value="31">
            <text:p>31</text:p>
          </table:table-cell>
          <table:table-cell table:style-name="ce3"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HLOOKUP([.C102];[.D$96:.G$98];[.D102])" office:value-type="float" office:value="0">
            <text:p>Err:502</text:p>
          </table:table-cell>
          <table:table-cell table:style-name="ce3" office:value-type="float" office:value="31">
            <text:p>31</text:p>
          </table:table-cell>
          <table:table-cell table:style-name="ce3" office:value-type="float" office:value="0">
            <text:p>0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#VALUE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HLOOKUP([.C103];[.D$96:.G$98];[.D103])" office:value-type="float" office:value="0">
            <text:p>Err:502</text:p>
          </table:table-cell>
          <table:table-cell table:style-name="ce3" office:value-type="float" office:value="31">
            <text:p>31</text:p>
          </table:table-cell>
          <table:table-cell table:style-name="ce3" office:value-type="float" office:value="4">
            <text:p>4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#REF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22">
            <text:p>22</text:p>
          </table:table-cell>
          <table:table-cell table:formula="oooc:=VLOOKUP([.C105];[.D$105:.F$107];3)" office:value-type="float" office:value="22">
            <text:p>22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21">
            <text:p>21</text:p>
          </table:table-cell>
          <table:table-cell table:style-name="ce3" table:number-columns-repeated="3"/>
          <table:table-cell office:value-type="float" office:value="4">
            <text:p>4</text:p>
          </table:table-cell>
          <table:table-cell table:number-columns-repeated="2" office:value-type="string">
            <text:p>VLOOKUP</text:p>
          </table:table-cell>
          <table:table-cell table:number-columns-repeated="244"/>
        </table:table-row>
        <table:table-row table:style-name="ro2">
          <table:table-cell office:value-type="float" office:value="23">
            <text:p>23</text:p>
          </table:table-cell>
          <table:table-cell table:formula="oooc:=VLOOKUP([.C106];[.D$105:.F$107];3)" office:value-type="float" office:value="23">
            <text:p>23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22">
            <text:p>22</text:p>
          </table:table-cell>
          <table:table-cell table:style-name="ce3" table:number-columns-repeated="3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23">
            <text:p>23</text:p>
          </table:table-cell>
          <table:table-cell table:formula="oooc:=VLOOKUP([.C107];[.D$105:.F$107];3)" office:value-type="float" office:value="23">
            <text:p>23</text:p>
          </table:table-cell>
          <table:table-cell table:style-name="ce3" office:value-type="float" office:value="31">
            <text:p>31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23">
            <text:p>23</text:p>
          </table:table-cell>
          <table:table-cell table:style-name="ce3" table:number-columns-repeated="3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20">
            <text:p>20</text:p>
          </table:table-cell>
          <table:table-cell table:formula="oooc:=VLOOKUP([.C108];[.D$105:.F$107];[.D108])" office:value-type="float" office:value="20">
            <text:p>20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1">
            <text:p>1</text:p>
          </table:table-cell>
          <table:table-cell table:style-name="ce3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3">
            <text:p>13</text:p>
          </table:table-cell>
          <table:table-cell table:formula="oooc:=VLOOKUP([.C109];[.D$105:.F$107];[.D109])" office:value-type="float" office:value="13">
            <text:p>13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2">
            <text:p>2</text:p>
          </table:table-cell>
          <table:table-cell table:style-name="ce3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23">
            <text:p>23</text:p>
          </table:table-cell>
          <table:table-cell table:formula="oooc:=VLOOKUP([.C110];[.D$105:.F$107];[.D110])" office:value-type="float" office:value="23">
            <text:p>23</text:p>
          </table:table-cell>
          <table:table-cell table:style-name="ce3" office:value-type="float" office:value="31">
            <text:p>31</text:p>
          </table:table-cell>
          <table:table-cell table:style-name="ce3"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VLOOKUP([.C111];[.D$105:.F$107];[.D111])" office:value-type="float" office:value="0">
            <text:p>Err:502</text:p>
          </table:table-cell>
          <table:table-cell table:style-name="ce3" office:value-type="float" office:value="31">
            <text:p>31</text:p>
          </table:table-cell>
          <table:table-cell table:style-name="ce3" office:value-type="float" office:value="0">
            <text:p>0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#VALUE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VLOOKUP([.C112];[.D$105:.F$107];[.D112])" office:value-type="float" office:value="0">
            <text:p>Err:502</text:p>
          </table:table-cell>
          <table:table-cell table:style-name="ce3" office:value-type="float" office:value="31">
            <text:p>31</text:p>
          </table:table-cell>
          <table:table-cell table:style-name="ce3" office:value-type="float" office:value="4">
            <text:p>4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#REF!</text:p>
          </table:table-cell>
          <table:table-cell table:number-columns-repeated="243"/>
        </table:table-row>
        <table:table-row table:style-name="ro3">
          <table:table-cell table:number-columns-repeated="2"/>
          <table:table-cell table:style-name="ce3" table:number-columns-repeated="2"/>
          <table:table-cell table:number-columns-repeated="252"/>
        </table:table-row>
        <table:table-row table:style-name="ro2">
          <table:table-cell office:value-type="float" office:value="11">
            <text:p>11</text:p>
          </table:table-cell>
          <table:table-cell table:formula="oooc:=CHOOSE([.C114];[.D114];[.E114];[.F114])" office:value-type="float" office:value="11">
            <text:p>1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table:number-columns-repeated="3"/>
          <table:table-cell office:value-type="float" office:value="4">
            <text:p>4</text:p>
          </table:table-cell>
          <table:table-cell table:number-columns-repeated="2" office:value-type="string">
            <text:p>CHOOSE</text:p>
          </table:table-cell>
          <table:table-cell table:number-columns-repeated="244"/>
        </table:table-row>
        <table:table-row table:style-name="ro2">
          <table:table-cell office:value-type="float" office:value="22">
            <text:p>22</text:p>
          </table:table-cell>
          <table:table-cell table:formula="oooc:=CHOOSE([.C115];[.D115];[.E115];[.F115])" office:value-type="float" office:value="22">
            <text:p>2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33">
            <text:p>33</text:p>
          </table:table-cell>
          <table:table-cell table:formula="oooc:=CHOOSE([.C116];[.D116];[.E116];[.F116])" office:value-type="float" office:value="33">
            <text:p>3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31">
            <text:p>31</text:p>
          </table:table-cell>
          <table:table-cell table:style-name="ce3" office:value-type="float" office:value="32">
            <text:p>32</text:p>
          </table:table-cell>
          <table:table-cell table:style-name="ce3" office:value-type="float" office:value="33">
            <text:p>33</text:p>
          </table:table-cell>
          <table:table-cell table:style-name="ce3"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CHOOSE([.C117];[.D117];[.E117];[.F117])" office:value-type="float" office:value="0">
            <text:p>Err:50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VALUE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CHOOSE([.C118];[.D118];[.E118];[.F118])" office:value-type="float" office:value="0">
            <text:p>Err:50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VALUE!</text:p>
          </table:table-cell>
          <table:table-cell table:number-columns-repeated="243"/>
        </table:table-row>
        <table:table-row table:style-name="ro2">
          <table:table-cell office:value-type="float" office:value="12">
            <text:p>12</text:p>
          </table:table-cell>
          <table:table-cell table:formula="oooc:=CHOOSE([.C119];[.D119];[.E119];[.F119])" office:value-type="float" office:value="12">
            <text:p>12</text:p>
          </table:table-cell>
          <table:table-cell table:style-name="ce3" office:value-type="float" office:value="2.99">
            <text:p>2,99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3" table:number-rows-repeated="29">
          <table:table-cell table:number-columns-repeated="2"/>
          <table:table-cell table:style-name="ce3" table:number-columns-repeated="7"/>
          <table:table-cell table:number-columns-repeated="247"/>
        </table:table-row>
        <table:table-row table:style-name="ro3" table:number-rows-repeated="22">
          <table:table-cell table:number-columns-repeated="2"/>
          <table:table-cell table:style-name="ce3" table:number-columns-repeated="2"/>
          <table:table-cell table:number-columns-repeated="252"/>
        </table:table-row>
        <table:table-row table:style-name="ro3" table:number-rows-repeated="65365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9P0" style:volatile="true">
      <number:text>SFr. </number:text>
      <number:number number:decimal-places="0" number:min-integer-digits="1" number:grouping="true"/>
    </number:number-style>
    <number:number-style style:name="N109">
      <number:text>SFr. 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SFr. </number:text>
      <number:number number:decimal-places="0" number:min-integer-digits="1" number:grouping="true"/>
    </number:number-style>
    <number:number-style style:name="N110">
      <style:text-properties fo:color="#ff0000"/>
      <number:text>SFr. -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SFr. </number:text>
      <number:number number:decimal-places="2" number:min-integer-digits="1" number:grouping="true"/>
    </number:number-style>
    <number:number-style style:name="N112">
      <number:text>SFr.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SFr. </number:text>
      <number:number number:decimal-places="2" number:min-integer-digits="1" number:grouping="true"/>
    </number:number-style>
    <number:number-style style:name="N113">
      <style:text-properties fo:color="#ff0000"/>
      <number:text>SFr. 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</number:text>
    </number:number-style>
    <number:number-style style:name="N121P1" style:volatile="true">
      <number:text> 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SFr. </number:text>
      <number:number number:decimal-places="0" number:min-integer-digits="1" number:grouping="true"/>
      <number:text> </number:text>
    </number:number-style>
    <number:number-style style:name="N125P1" style:volatile="true">
      <number:text> SFr. -</number:text>
      <number:number number:decimal-places="0" number:min-integer-digits="1" number:grouping="true"/>
      <number:text> </number:text>
    </number:number-style>
    <number:number-style style:name="N125P2" style:volatile="true">
      <number:text> SFr.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</number:text>
    </number:number-style>
    <number:number-style style:name="N129P1" style:volatile="true">
      <number:text> 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SFr. </number:text>
      <number:number number:decimal-places="2" number:min-integer-digits="1" number:grouping="true"/>
      <number:text> </number:text>
    </number:number-style>
    <number:number-style style:name="N133P1" style:volatile="true">
      <number:text> SFr. -</number:text>
      <number:number number:decimal-places="2" number:min-integer-digits="1" number:grouping="true"/>
      <number:text> </number:text>
    </number:number-style>
    <number:number-style style:name="N133P2" style:volatile="true">
      <number:text> SFr.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8" number:min-integer-digits="1"/>
    </number:number-style>
    <number:number-style style:name="N139">
      <number:number number:decimal-places="7" number:min-integer-digits="1"/>
    </number:number-style>
    <number:number-style style:name="N140">
      <number:number number:decimal-places="6" number:min-integer-digits="1"/>
    </number:number-style>
    <number:number-style style:name="N141">
      <number:number number:decimal-places="5" number:min-integer-digits="1"/>
    </number:number-style>
    <number:number-style style:name="N142">
      <number:number number:decimal-places="4" number:min-integer-digits="1"/>
    </number:number-style>
    <number:number-style style:name="N143">
      <number:number number:decimal-places="3" number:min-integer-digits="1"/>
    </number:number-style>
    <number:number-style style:name="N146P0" style:volatile="true">
      <number:text> </number:text>
      <number:number number:decimal-places="3" number:min-integer-digits="1" number:grouping="true"/>
      <number:text> </number:text>
    </number:number-style>
    <number:number-style style:name="N146P1" style:volatile="true">
      <number:text> -</number:text>
      <number:number number:decimal-places="3" number:min-integer-digits="1" number:grouping="true"/>
      <number:text> </number:text>
    </number:number-style>
    <number:number-style style:name="N146P2" style:volatile="true">
      <number:text> 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9P0" style:volatile="true">
      <number:text> </number:text>
      <number:number number:decimal-places="4" number:min-integer-digits="1" number:grouping="true"/>
      <number:text> </number:text>
    </number:number-style>
    <number:number-style style:name="N149P1" style:volatile="true">
      <number:text> -</number:text>
      <number:number number:decimal-places="4" number:min-integer-digits="1" number:grouping="true"/>
      <number:text> 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2P0" style:volatile="true">
      <number:text> </number:text>
      <number:number number:decimal-places="5" number:min-integer-digits="1" number:grouping="true"/>
      <number:text> </number:text>
    </number:number-style>
    <number:number-style style:name="N152P1" style:volatile="true">
      <number:text> -</number:text>
      <number:number number:decimal-places="5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5P0" style:volatile="true">
      <number:text> </number:text>
      <number:number number:decimal-places="6" number:min-integer-digits="1" number:grouping="true"/>
      <number:text> </number:text>
    </number:number-style>
    <number:number-style style:name="N155P1" style:volatile="true">
      <number:text> -</number:text>
      <number:number number:decimal-places="6" number:min-integer-digits="1" number:grouping="true"/>
      <number:text> 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8P0" style:volatile="true">
      <number:text> </number:text>
      <number:number number:decimal-places="1" number:min-integer-digits="1" number:grouping="true"/>
      <number:text> </number:text>
    </number:number-style>
    <number:number-style style:name="N158P1" style:volatile="true">
      <number:text> -</number:text>
      <number:number number:decimal-places="1" number:min-integer-digits="1" number:grouping="true"/>
      <number:text> </number:text>
    </number:number-style>
    <number:number-style style:name="N158P2" style:volatile="true">
      <number:text> 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text> </number:text>
      <number:number number:decimal-places="0" number:min-integer-digits="1" number:grouping="true"/>
      <number:text> </number:text>
    </number:number-style>
    <number:number-style style:name="N159P1" style:volatile="true">
      <number:text> -</number:text>
      <number:number number:decimal-places="0" number:min-integer-digits="1" number:grouping="true"/>
      <number:text> </number:text>
    </number:number-style>
    <number:number-style style:name="N159P2" style:volatile="true">
      <number:text> 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date-style style:name="N160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number:number-style style:name="N161P0" style:volatile="true">
      <number:text>$</number:text>
      <number:number number:decimal-places="0" number:min-integer-digits="1" number:grouping="true"/>
      <number:text> </number:text>
    </number:number-style>
    <number:number-style style:name="N161">
      <number:text>($</number:text>
      <number:number number:decimal-places="0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$</number:text>
      <number:number number:decimal-places="0" number:min-integer-digits="1" number:grouping="true"/>
      <number:text> </number:text>
    </number:number-style>
    <number:number-style style:name="N16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62P0"/>
    </number:number-style>
    <number:number-style style:name="N163P0" style:volatile="true">
      <number:text>$</number:text>
      <number:number number:decimal-places="2" number:min-integer-digits="1" number:grouping="true"/>
      <number:text> </number:text>
    </number:number-style>
    <number:number-style style:name="N163">
      <number:text>($</number:text>
      <number:number number:decimal-places="2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text>$</number:text>
      <number:number number:decimal-places="2" number:min-integer-digits="1" number:grouping="true"/>
      <number:text> </number:text>
    </number:number-style>
    <number:number-style style:name="N16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 </number:text>
      <number:number number:decimal-places="0" number:min-integer-digits="1" number:grouping="true"/>
      <number:text> </number:text>
    </number:number-style>
    <number:number-style style:name="N165P1" style:volatile="true">
      <number:text> (</number:text>
      <number:number number:decimal-places="0" number:min-integer-digits="1" number:grouping="true"/>
      <number:text>)</number:text>
    </number:number-style>
    <number:number-style style:name="N165P2" style:volatile="true">
      <number:text> -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 $</number:text>
      <number:number number:decimal-places="0" number:min-integer-digits="1" number:grouping="true"/>
      <number:text> </number:text>
    </number:number-style>
    <number:number-style style:name="N166P1" style:volatile="true">
      <number:text> $(</number:text>
      <number:number number:decimal-places="0" number:min-integer-digits="1" number:grouping="true"/>
      <number:text>)</number:text>
    </number:number-style>
    <number:number-style style:name="N166P2" style:volatile="true">
      <number:text> $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 </number:text>
      <number:number number:decimal-places="2" number:min-integer-digits="1" number:grouping="true"/>
      <number:text> </number:text>
    </number:number-style>
    <number:number-style style:name="N167P1" style:volatile="true">
      <number:text> (</number:text>
      <number:number number:decimal-places="2" number:min-integer-digits="1" number:grouping="true"/>
      <number:text>)</number:text>
    </number:number-style>
    <number:number-style style:name="N167P2" style:volatile="true">
      <number:text> -</number:text>
      <number:number number: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> $</number:text>
      <number:number number:decimal-places="2" number:min-integer-digits="1" number:grouping="true"/>
      <number:text> </number:text>
    </number:number-style>
    <number:number-style style:name="N168P1" style:volatile="true">
      <number:text> $(</number:text>
      <number:number number:decimal-places="2" number:min-integer-digits="1" number:grouping="true"/>
      <number:text>)</number:text>
    </number:number-style>
    <number:number-style style:name="N168P2" style:volatile="true">
      <number:text> $-</number:text>
      <number:number number: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">
      <number:scientific-number number:decimal-places="1" number:min-integer-digits="3" number:min-exponent-digits="1"/>
    </number:number-style>
    <number:number-style style:name="N170P0" style:volatile="true">
      <number:text>SFr. </number:text>
      <number:number number:decimal-places="0" number:min-integer-digits="1" number:grouping="true"/>
    </number:number-style>
    <number:number-style style:name="N170">
      <number:text>SFr. 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SFr. </number:text>
      <number:number number:decimal-places="0" number:min-integer-digits="1" number:grouping="true"/>
    </number:number-style>
    <number:number-style style:name="N171">
      <style:text-properties fo:color="#ff0000"/>
      <number:text>SFr. -</number:text>
      <number:number number:decimal-places="0" number:min-integer-digits="1" number:grouping="true"/>
      <style:map style:condition="value()&gt;=0" style:apply-style-name="N171P0"/>
    </number:number-style>
    <number:number-style style:name="N172P0" style:volatile="true">
      <number:text>SFr. </number:text>
      <number:number number:decimal-places="2" number:min-integer-digits="1" number:grouping="true"/>
    </number:number-style>
    <number:number-style style:name="N172">
      <number:text>SFr. -</number:text>
      <number:number number:decimal-places="2" number:min-integer-digits="1" number:grouping="true"/>
      <style:map style:condition="value()&gt;=0" style:apply-style-name="N172P0"/>
    </number:number-style>
    <number:number-style style:name="N173P0" style:volatile="true">
      <number:text>SFr. </number:text>
      <number:number number:decimal-places="2" number:min-integer-digits="1" number:grouping="true"/>
    </number:number-style>
    <number:number-style style:name="N173">
      <style:text-properties fo:color="#ff0000"/>
      <number:text>SFr. -</number:text>
      <number:number number:decimal-places="2" number:min-integer-digits="1" number:grouping="true"/>
      <style:map style:condition="value()&gt;=0" style:apply-style-name="N173P0"/>
    </number:number-style>
    <number:number-style style:name="N174P0" style:volatile="true">
      <number:text> SFr. </number:text>
      <number:number number:decimal-places="0" number:min-integer-digits="1" number:grouping="true"/>
      <number:text> </number:text>
    </number:number-style>
    <number:number-style style:name="N174P1" style:volatile="true">
      <number:text> SFr. -</number:text>
      <number:number number:decimal-places="0" number:min-integer-digits="1" number:grouping="true"/>
      <number:text> </number:text>
    </number:number-style>
    <number:number-style style:name="N174P2" style:volatile="true">
      <number:text> SFr. 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number:text> </number:text>
      <number:number number:decimal-places="0" number:min-integer-digits="1" number:grouping="true"/>
      <number:text> </number:text>
    </number:number-style>
    <number:number-style style:name="N175P1" style:volatile="true">
      <number:text> -</number:text>
      <number:number number:decimal-places="0" number:min-integer-digits="1" number:grouping="true"/>
      <number:text> </number:text>
    </number:number-style>
    <number:number-style style:name="N175P2" style:volatile="true">
      <number:text> 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number:text> SFr. </number:text>
      <number:number number:decimal-places="2" number:min-integer-digits="1" number:grouping="true"/>
      <number:text> </number:text>
    </number:number-style>
    <number:number-style style:name="N176P1" style:volatile="true">
      <number:text> SFr. -</number:text>
      <number:number number:decimal-places="2" number:min-integer-digits="1" number:grouping="true"/>
      <number:text> </number:text>
    </number:number-style>
    <number:number-style style:name="N176P2" style:volatile="true">
      <number:text> SFr. -</number:text>
      <number:number number: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number:text> </number:text>
      <number:number number:decimal-places="2" number:min-integer-digits="1" number:grouping="true"/>
      <number:text> </number:text>
    </number:number-style>
    <number:number-style style:name="N177P1" style:volatile="true">
      <number:text> -</number:text>
      <number:number number:decimal-places="2" number:min-integer-digits="1" number:grouping="true"/>
      <number:text> </number:text>
    </number:number-style>
    <number:number-style style:name="N177P2" style:volatile="true">
      <number:text> -</number:text>
      <number:number number: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number:text> </number:text>
      <number:number number:decimal-places="3" number:min-integer-digits="1" number:grouping="true"/>
      <number:text> </number:text>
    </number:number-style>
    <number:number-style style:name="N178P1" style:volatile="true">
      <number:text> -</number:text>
      <number:number number:decimal-places="3" number:min-integer-digits="1" number:grouping="true"/>
      <number:text> </number:text>
    </number:number-style>
    <number:number-style style:name="N178P2" style:volatile="true">
      <number:text> -</number:text>
      <number:number number: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number:text> </number:text>
      <number:number number:decimal-places="4" number:min-integer-digits="1" number:grouping="true"/>
      <number:text> </number:text>
    </number:number-style>
    <number:number-style style:name="N179P1" style:volatile="true">
      <number:text> -</number:text>
      <number:number number:decimal-places="4" number:min-integer-digits="1" number:grouping="true"/>
      <number:text> </number:text>
    </number:number-style>
    <number:number-style style:name="N179P2" style:volatile="true">
      <number:text> -</number:text>
      <number:number number:decimal-places="0" number:min-integer-digits="0"/>
      <number:text>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number:text> </number:text>
      <number:number number:decimal-places="5" number:min-integer-digits="1" number:grouping="true"/>
      <number:text> </number:text>
    </number:number-style>
    <number:number-style style:name="N180P1" style:volatile="true">
      <number:text> -</number:text>
      <number:number number:decimal-places="5" number:min-integer-digits="1" number:grouping="true"/>
      <number:text> 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text> </number:text>
      <number:number number:decimal-places="6" number:min-integer-digits="1" number:grouping="true"/>
      <number:text> </number:text>
    </number:number-style>
    <number:number-style style:name="N181P1" style:volatile="true">
      <number:text> -</number:text>
      <number:number number:decimal-places="6" number:min-integer-digits="1" number:grouping="true"/>
      <number:text> </number:text>
    </number:number-style>
    <number:number-style style:name="N181P2" style:volatile="true">
      <number:text> -</number:text>
      <number:number number: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number:text> </number:text>
      <number:number number:decimal-places="1" number:min-integer-digits="1" number:grouping="true"/>
      <number:text> </number:text>
    </number:number-style>
    <number:number-style style:name="N182P1" style:volatile="true">
      <number:text> -</number:text>
      <number:number number:decimal-places="1" number:min-integer-digits="1" number:grouping="true"/>
      <number:text> </number:text>
    </number:number-style>
    <number:number-style style:name="N182P2" style:volatile="true">
      <number:text> -</number:text>
      <number:number number: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text> </number:text>
      <number:number number:decimal-places="0" number:min-integer-digits="1" number:grouping="true"/>
      <number:text> </number:text>
    </number:number-style>
    <number:number-style style:name="N183P1" style:volatile="true">
      <number:text> -</number:text>
      <number:number number:decimal-places="0" number:min-integer-digits="1" number:grouping="true"/>
      <number:text> </number:text>
    </number:number-style>
    <number:number-style style:name="N183P2" style:volatile="true">
      <number:text> -</number:text>
      <number:number number:decimal-places="0" number:min-integer-digits="0"/>
      <number:text>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date-style style:name="N184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Default" style:family="table-cell">
      <style:table-cell-properties style:rotation-align="none"/>
      <style:text-properties style:font-name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  <style:style style:name="Excel_5f_CondFormat_5f_1_5f_2_5f_1" style:display-name="Excel_CondFormat_1_2_1" style:family="table-cell" style:parent-style-name="Default">
      <style:table-cell-properties fo:background-color="#ccffcc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1-21">21.11.2007</text:date>, <text:time>17:06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5$Build-9221</meta:generator>
    <meta:initial-creator>Peter Arrenbrecht</meta:initial-creator>
    <meta:creation-date>2005-11-22T22:05:38</meta:creation-date>
    <dc:date>2007-11-21T17:06:05</dc:date>
    <meta:editing-cycles>1</meta:editing-cycles>
    <meta:editing-duration>PT1M37S</meta:editing-duration>
    <meta:user-defined meta:name="Info 1"/>
    <meta:user-defined meta:name="Info 2"/>
    <meta:user-defined meta:name="Info 3"/>
    <meta:user-defined meta:name="Info 4"/>
    <meta:document-statistic meta:table-count="1" meta:cell-count="702"/>
  </office:meta>
</office:document-meta>
</file>